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8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de-count" table:style-name="ta1">
        <table:shapes>
          <draw:frame draw:z-index="0" draw:style-name="gr1" draw:text-style-name="P1" svg:width="19.182cm" svg:height="11.767cm" svg:x="12.943cm" svg:y="8.765cm">
            <draw:object draw:notify-on-update-of-ranges="'node-count'.A1:'node-count'.A56 'node-count'.E1:'node-count'.E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Var</text:p>
          </table:table-cell>
          <table:table-cell office:value-type="float" office:value="62641" calcext:value-type="float">
            <text:p>626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]/[.$B$57]" office:value-type="float" office:value="0.0138442266474124" calcext:value-type="float">
            <text:p>0.013844226647412</text:p>
          </table:table-cell>
          <table:table-cell table:formula="of:=[.E1]*[.G1]" office:value-type="float" office:value="0.0138442266474124" calcext:value-type="float">
            <text:p>0.013844226647412</text:p>
          </table:table-cell>
        </table:table-row>
        <table:table-row table:style-name="ro1">
          <table:table-cell office:value-type="string" calcext:value-type="string">
            <text:p>FullPerm</text:p>
          </table:table-cell>
          <table:table-cell office:value-type="float" office:value="6213" calcext:value-type="float">
            <text:p>62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/[.$B$57]" office:value-type="float" office:value="0.0013731291033089" calcext:value-type="float">
            <text:p>0.001373129103309</text:p>
          </table:table-cell>
          <table:table-cell table:formula="of:=[.E2]*[.G2]" office:value-type="float" office:value="0.0013731291033089" calcext:value-type="float">
            <text:p>0.001373129103309</text:p>
          </table:table-cell>
        </table:table-row>
        <table:table-row table:style-name="ro1">
          <table:table-cell office:value-type="string" calcext:value-type="string">
            <text:p>IntLiteral</text:p>
          </table:table-cell>
          <table:table-cell office:value-type="float" office:value="8108" calcext:value-type="float">
            <text:p>81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/[.$B$57]" office:value-type="float" office:value="0.00179194121513417" calcext:value-type="float">
            <text:p>0.001791941215134</text:p>
          </table:table-cell>
          <table:table-cell table:formula="of:=[.E3]*[.G3]" office:value-type="float" office:value="0.00179194121513417" calcext:value-type="float">
            <text:p>0.001791941215134</text:p>
          </table:table-cell>
        </table:table-row>
        <table:table-row table:style-name="ro1">
          <table:table-cell office:value-type="string" calcext:value-type="string">
            <text:p>FractionPermLiteral</text:p>
          </table:table-cell>
          <table:table-cell office:value-type="float" office:value="734" calcext:value-type="float">
            <text:p>7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/[.$B$57]" office:value-type="float" office:value="0.000162220628010419" calcext:value-type="float">
            <text:p>0.00016222062801</text:p>
          </table:table-cell>
          <table:table-cell table:formula="of:=[.E4]*[.G4]" office:value-type="float" office:value="0.000162220628010419" calcext:value-type="float">
            <text:p>0.00016222062801</text:p>
          </table:table-cell>
        </table:table-row>
        <table:table-row table:style-name="ro1">
          <table:table-cell office:value-type="string" calcext:value-type="string">
            <text:p>NoPerm</text:p>
          </table:table-cell>
          <table:table-cell office:value-type="float" office:value="5601" calcext:value-type="float">
            <text:p>56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]/[.$B$57]" office:value-type="float" office:value="0.00123787157695689" calcext:value-type="float">
            <text:p>0.001237871576957</text:p>
          </table:table-cell>
          <table:table-cell table:formula="of:=[.E5]*[.G5]" office:value-type="float" office:value="0.00123787157695689" calcext:value-type="float">
            <text:p>0.001237871576957</text:p>
          </table:table-cell>
        </table:table-row>
        <table:table-row table:style-name="ro1">
          <table:table-cell office:value-type="string" calcext:value-type="string">
            <text:p>SeqNi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6]/[.$B$57]" office:value-type="float" office:value="0.00000088403611994779" calcext:value-type="float">
            <text:p>8.84036119947789E-07</text:p>
          </table:table-cell>
          <table:table-cell table:formula="of:=[.E6]*[.G6]" office:value-type="float" office:value="0.00000088403611994779" calcext:value-type="float">
            <text:p>8.84036119947789E-07</text:p>
          </table:table-cell>
        </table:table-row>
        <table:table-row table:style-name="ro1">
          <table:table-cell office:value-type="string" calcext:value-type="string">
            <text:p>SetCardinality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7]/[.$B$57]" office:value-type="float" office:value="0.00000265210835984337" calcext:value-type="float">
            <text:p>2.65210835984337E-06</text:p>
          </table:table-cell>
          <table:table-cell table:formula="of:=[.E7]*[.G7]" office:value-type="float" office:value="0.0000079563250795301" calcext:value-type="float">
            <text:p>7.9563250795301E-06</text:p>
          </table:table-cell>
        </table:table-row>
        <table:table-row table:style-name="ro1">
          <table:table-cell office:value-type="string" calcext:value-type="string">
            <text:p>SetSubset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8]/[.$B$57]" office:value-type="float" office:value="0.0000216588849387208" calcext:value-type="float">
            <text:p>2.16588849387208E-05</text:p>
          </table:table-cell>
          <table:table-cell table:formula="of:=[.E8]*[.G8]" office:value-type="float" office:value="0.0000649766548161625" calcext:value-type="float">
            <text:p>6.49766548161625E-05</text:p>
          </table:table-cell>
        </table:table-row>
        <table:table-row table:style-name="ro1">
          <table:table-cell office:value-type="string" calcext:value-type="string">
            <text:p>MultisetCount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9]/[.$B$57]" office:value-type="float" office:value="0.00000066302708996084" calcext:value-type="float">
            <text:p>6.63027089960842E-07</text:p>
          </table:table-cell>
          <table:table-cell table:formula="of:=[.E9]*[.G9]" office:value-type="float" office:value="0.00000198908126988253" calcext:value-type="float">
            <text:p>1.98908126988253E-06</text:p>
          </table:table-cell>
        </table:table-row>
        <table:table-row table:style-name="ro1">
          <table:table-cell office:value-type="string" calcext:value-type="string">
            <text:p>MultisetSubset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0]/[.$B$57]" office:value-type="float" office:value="0.00000530421671968673" calcext:value-type="float">
            <text:p>5.30421671968673E-06</text:p>
          </table:table-cell>
          <table:table-cell table:formula="of:=[.E10]*[.G10]" office:value-type="float" office:value="0.0000159126501590602" calcext:value-type="float">
            <text:p>1.59126501590602E-05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1]/[.$B$57]" office:value-type="float" office:value="0.0000134815508292038" calcext:value-type="float">
            <text:p>1.34815508292038E-05</text:p>
          </table:table-cell>
          <table:table-cell table:formula="of:=[.E11]*[.G11]" office:value-type="float" office:value="0.0000404446524876113" calcext:value-type="float">
            <text:p>4.04446524876113E-05</text:p>
          </table:table-cell>
        </table:table-row>
        <table:table-row table:style-name="ro1">
          <table:table-cell office:value-type="string" calcext:value-type="string">
            <text:p>PermLookup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2]/[.$B$57]" office:value-type="float" office:value="0.0000298362190482379" calcext:value-type="float">
            <text:p>2.98362190482379E-05</text:p>
          </table:table-cell>
          <table:table-cell table:formula="of:=[.E12]*[.G12]" office:value-type="float" office:value="0.0000895086571447136" calcext:value-type="float">
            <text:p>8.95086571447136E-05</text:p>
          </table:table-cell>
        </table:table-row>
        <table:table-row table:style-name="ro1">
          <table:table-cell office:value-type="string" calcext:value-type="string">
            <text:p>IsReadPermVar</text:p>
          </table:table-cell>
          <table:table-cell office:value-type="float" office:value="62317" calcext:value-type="float">
            <text:p>6231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3]/[.$B$57]" office:value-type="float" office:value="0.0137726197216966" calcext:value-type="float">
            <text:p>0.013772619721697</text:p>
          </table:table-cell>
          <table:table-cell table:formula="of:=[.E13]*[.G13]" office:value-type="float" office:value="0.0413178591650898" calcext:value-type="float">
            <text:p>0.04131785916509</text:p>
          </table:table-cell>
        </table:table-row>
        <table:table-row table:style-name="ro1">
          <table:table-cell office:value-type="string" calcext:value-type="string">
            <text:p>Times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4358974" calcext:value-type="float">
            <text:p>3.4358974</text:p>
          </table:table-cell>
          <table:table-cell office:value-type="float" office:value="0.810029087368545" calcext:value-type="float">
            <text:p>0.810029087368545</text:p>
          </table:table-cell>
          <table:table-cell table:formula="of:=[.B14]/[.$B$57]" office:value-type="float" office:value="0.00000861935216949094" calcext:value-type="float">
            <text:p>8.61935216949094E-06</text:p>
          </table:table-cell>
          <table:table-cell table:formula="of:=[.E14]*[.G14]" office:value-type="float" office:value="0.0000296152097088383" calcext:value-type="float">
            <text:p>2.96152097088383E-05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5840" calcext:value-type="float">
            <text:p>584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.5164382" calcext:value-type="float">
            <text:p>3.5164382</text:p>
          </table:table-cell>
          <table:table-cell office:value-type="float" office:value="2.45817483509564" calcext:value-type="float">
            <text:p>2.45817483509564</text:p>
          </table:table-cell>
          <table:table-cell table:formula="of:=[.B15]/[.$B$57]" office:value-type="float" office:value="0.00129069273512377" calcext:value-type="float">
            <text:p>0.001290692735124</text:p>
          </table:table-cell>
          <table:table-cell table:formula="of:=[.E15]*[.G15]" office:value-type="float" office:value="0.00453864123825171" calcext:value-type="float">
            <text:p>0.004538641238252</text:p>
          </table:table-cell>
        </table:table-row>
        <table:table-row table:style-name="ro1">
          <table:table-cell office:value-type="string" calcext:value-type="string">
            <text:p>PermLess</text:p>
          </table:table-cell>
          <table:table-cell office:value-type="float" office:value="17257" calcext:value-type="float">
            <text:p>1725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.5708988" calcext:value-type="float">
            <text:p>3.5708988</text:p>
          </table:table-cell>
          <table:table-cell office:value-type="float" office:value="1.91556119828132" calcext:value-type="float">
            <text:p>1.91556119828132</text:p>
          </table:table-cell>
          <table:table-cell table:formula="of:=[.B16]/[.$B$57]" office:value-type="float" office:value="0.00381395283048475" calcext:value-type="float">
            <text:p>0.003813952830485</text:p>
          </table:table-cell>
          <table:table-cell table:formula="of:=[.E16]*[.G16]" office:value-type="float" office:value="0.0136192395856346" calcext:value-type="float">
            <text:p>0.013619239585635</text:p>
          </table:table-cell>
        </table:table-row>
        <table:table-row table:style-name="ro1">
          <table:table-cell office:value-type="string" calcext:value-type="string">
            <text:p>SeqIn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.965035" calcext:value-type="float">
            <text:p>3.965035</text:p>
          </table:table-cell>
          <table:table-cell office:value-type="float" office:value="2.67705145988836" calcext:value-type="float">
            <text:p>2.67705145988836</text:p>
          </table:table-cell>
          <table:table-cell table:formula="of:=[.B17]/[.$B$57]" office:value-type="float" office:value="0.0000316042912881334" calcext:value-type="float">
            <text:p>3.16042912881334E-05</text:p>
          </table:table-cell>
          <table:table-cell table:formula="of:=[.E17]*[.G17]" office:value-type="float" office:value="0.000125312121107644" calcext:value-type="float">
            <text:p>0.000125312121108</text:p>
          </table:table-cell>
        </table:table-row>
        <table:table-row table:style-name="ro1">
          <table:table-cell office:value-type="string" calcext:value-type="string">
            <text:p>SeqAt</text:p>
          </table:table-cell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.9816272" calcext:value-type="float">
            <text:p>3.9816272</text:p>
          </table:table-cell>
          <table:table-cell office:value-type="float" office:value="1.45525892529735" calcext:value-type="float">
            <text:p>1.45525892529735</text:p>
          </table:table-cell>
          <table:table-cell table:formula="of:=[.B18]/[.$B$57]" office:value-type="float" office:value="0.0000842044404250269" calcext:value-type="float">
            <text:p>8.42044404250269E-05</text:p>
          </table:table-cell>
          <table:table-cell table:formula="of:=[.E18]*[.G18]" office:value-type="float" office:value="0.000335270690357067" calcext:value-type="float">
            <text:p>0.000335270690357</text:p>
          </table:table-cell>
        </table:table-row>
        <table:table-row table:style-name="ro1">
          <table:table-cell office:value-type="string" calcext:value-type="string">
            <text:p>PermIntDiv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9]/[.$B$57]" office:value-type="float" office:value="0.0000004420180599739" calcext:value-type="float">
            <text:p>4.42018059973895E-07</text:p>
          </table:table-cell>
          <table:table-cell table:formula="of:=[.E19]*[.G19]" office:value-type="float" office:value="0.00000176807223989558" calcext:value-type="float">
            <text:p>1.76807223989558E-06</text:p>
          </table:table-cell>
        </table:table-row>
        <table:table-row table:style-name="ro1">
          <table:table-cell office:value-type="string" calcext:value-type="string">
            <text:p>FractionPerm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20]/[.$B$57]" office:value-type="float" office:value="0.00000154706320990863" calcext:value-type="float">
            <text:p>1.54706320990863E-06</text:p>
          </table:table-cell>
          <table:table-cell table:formula="of:=[.E20]*[.G20]" office:value-type="float" office:value="0.00000618825283963452" calcext:value-type="float">
            <text:p>6.18825283963452E-06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office:value-type="float" office:value="12938" calcext:value-type="float">
            <text:p>1293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.06392" calcext:value-type="float">
            <text:p>4.06392</text:p>
          </table:table-cell>
          <table:table-cell office:value-type="float" office:value="2.65347405284144" calcext:value-type="float">
            <text:p>2.65347405284144</text:p>
          </table:table-cell>
          <table:table-cell table:formula="of:=[.B21]/[.$B$57]" office:value-type="float" office:value="0.00285941482997112" calcext:value-type="float">
            <text:p>0.002859414829971</text:p>
          </table:table-cell>
          <table:table-cell table:formula="of:=[.E21]*[.G21]" office:value-type="float" office:value="0.0116204331158162" calcext:value-type="float">
            <text:p>0.011620433115816</text:p>
          </table:table-cell>
        </table:table-row>
        <table:table-row table:style-name="ro1">
          <table:table-cell office:value-type="string" calcext:value-type="string">
            <text:p>SeqLength</text:p>
          </table:table-cell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.0911984" calcext:value-type="float">
            <text:p>4.0911984</text:p>
          </table:table-cell>
          <table:table-cell office:value-type="float" office:value="2.61940996689646" calcext:value-type="float">
            <text:p>2.61940996689646</text:p>
          </table:table-cell>
          <table:table-cell table:formula="of:=[.B22]/[.$B$57]" office:value-type="float" office:value="0.000208411515277691" calcext:value-type="float">
            <text:p>0.000208411515278</text:p>
          </table:table-cell>
          <table:table-cell table:formula="of:=[.E22]*[.G22]" office:value-type="float" office:value="0.000852652857845666" calcext:value-type="float">
            <text:p>0.000852652857846</text:p>
          </table:table-cell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1166" calcext:value-type="float">
            <text:p>116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.1200686" calcext:value-type="float">
            <text:p>4.1200686</text:p>
          </table:table-cell>
          <table:table-cell office:value-type="float" office:value="1.87956502234773" calcext:value-type="float">
            <text:p>1.87956502234773</text:p>
          </table:table-cell>
          <table:table-cell table:formula="of:=[.B23]/[.$B$57]" office:value-type="float" office:value="0.00025769652896478" calcext:value-type="float">
            <text:p>0.000257696528965</text:p>
          </table:table-cell>
          <table:table-cell table:formula="of:=[.E23]*[.G23]" office:value-type="float" office:value="0.00106172737731678" calcext:value-type="float">
            <text:p>0.001061727377317</text:p>
          </table:table-cell>
        </table:table-row>
        <table:table-row table:style-name="ro1">
          <table:table-cell office:value-type="string" calcext:value-type="string">
            <text:p>SetIn</text:p>
          </table:table-cell>
          <table:table-cell office:value-type="float" office:value="514" calcext:value-type="float">
            <text:p>5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.1245136" calcext:value-type="float">
            <text:p>4.1245136</text:p>
          </table:table-cell>
          <table:table-cell office:value-type="float" office:value="0.850761631931237" calcext:value-type="float">
            <text:p>0.850761631931237</text:p>
          </table:table-cell>
          <table:table-cell table:formula="of:=[.B24]/[.$B$57]" office:value-type="float" office:value="0.000113598641413291" calcext:value-type="float">
            <text:p>0.000113598641413</text:p>
          </table:table-cell>
          <table:table-cell table:formula="of:=[.E24]*[.G24]" office:value-type="float" office:value="0.000468539141450641" calcext:value-type="float">
            <text:p>0.000468539141451</text:p>
          </table:table-cell>
        </table:table-row>
        <table:table-row table:style-name="ro1">
          <table:table-cell office:value-type="string" calcext:value-type="string">
            <text:p>AtLeast</text:p>
          </table:table-cell>
          <table:table-cell office:value-type="float" office:value="3250" calcext:value-type="float">
            <text:p>325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1723075" calcext:value-type="float">
            <text:p>4.1723075</text:p>
          </table:table-cell>
          <table:table-cell office:value-type="float" office:value="2.28369187605231" calcext:value-type="float">
            <text:p>2.28369187605231</text:p>
          </table:table-cell>
          <table:table-cell table:formula="of:=[.B25]/[.$B$57]" office:value-type="float" office:value="0.000718279347457578" calcext:value-type="float">
            <text:p>0.000718279347458</text:p>
          </table:table-cell>
          <table:table-cell table:formula="of:=[.E25]*[.G25]" office:value-type="float" office:value="0.00299688230849236" calcext:value-type="float">
            <text:p>0.002996882308492</text:p>
          </table:table-cell>
        </table:table-row>
        <table:table-row table:style-name="ro1">
          <table:table-cell office:value-type="string" calcext:value-type="string">
            <text:p>Less</text:p>
          </table:table-cell>
          <table:table-cell office:value-type="float" office:value="72829" calcext:value-type="float">
            <text:p>728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.2515616" calcext:value-type="float">
            <text:p>4.2515616</text:p>
          </table:table-cell>
          <table:table-cell office:value-type="float" office:value="2.71984744667954" calcext:value-type="float">
            <text:p>2.71984744667954</text:p>
          </table:table-cell>
          <table:table-cell table:formula="of:=[.B26]/[.$B$57]" office:value-type="float" office:value="0.0160958666449194" calcext:value-type="float">
            <text:p>0.016095866644919</text:p>
          </table:table-cell>
          <table:table-cell table:formula="of:=[.E26]*[.G26]" office:value-type="float" office:value="0.0684325685462601" calcext:value-type="float">
            <text:p>0.06843256854626</text:p>
          </table:table-cell>
        </table:table-row>
        <table:table-row table:style-name="ro1">
          <table:table-cell office:value-type="string" calcext:value-type="string">
            <text:p>SeqSinglet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6666665" calcext:value-type="float">
            <text:p>4.6666665</text:p>
          </table:table-cell>
          <table:table-cell office:value-type="float" office:value="1.88561802696833" calcext:value-type="float">
            <text:p>1.88561802696833</text:p>
          </table:table-cell>
          <table:table-cell table:formula="of:=[.B27]/[.$B$57]" office:value-type="float" office:value="0.00000066302708996084" calcext:value-type="float">
            <text:p>6.63027089960842E-07</text:p>
          </table:table-cell>
          <table:table-cell table:formula="of:=[.E27]*[.G27]" office:value-type="float" office:value="0.00000309412630931275" calcext:value-type="float">
            <text:p>3.09412630931275E-06</text:p>
          </table:table-cell>
        </table:table-row>
        <table:table-row table:style-name="ro1">
          <table:table-cell office:value-type="string" calcext:value-type="string">
            <text:p>Combine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.852459" calcext:value-type="float">
            <text:p>4.852459</text:p>
          </table:table-cell>
          <table:table-cell office:value-type="float" office:value="3.77148955871763" calcext:value-type="float">
            <text:p>3.77148955871763</text:p>
          </table:table-cell>
          <table:table-cell table:formula="of:=[.B28]/[.$B$57]" office:value-type="float" office:value="0.0000134815508292038" calcext:value-type="float">
            <text:p>1.34815508292038E-05</text:p>
          </table:table-cell>
          <table:table-cell table:formula="of:=[.E28]*[.G28]" office:value-type="float" office:value="0.0000654186726551273" calcext:value-type="float">
            <text:p>6.54186726551273E-05</text:p>
          </table:table-cell>
        </table:table-row>
        <table:table-row table:style-name="ro1">
          <table:table-cell office:value-type="string" calcext:value-type="string">
            <text:p>PermAtMost</text:p>
          </table:table-cell>
          <table:table-cell office:value-type="float" office:value="135521" calcext:value-type="float">
            <text:p>13552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.856812" calcext:value-type="float">
            <text:p>4.856812</text:p>
          </table:table-cell>
          <table:table-cell office:value-type="float" office:value="3.46836053534831" calcext:value-type="float">
            <text:p>3.46836053534831</text:p>
          </table:table-cell>
          <table:table-cell table:formula="of:=[.B29]/[.$B$57]" office:value-type="float" office:value="0.0299513647528611" calcext:value-type="float">
            <text:p>0.029951364752861</text:p>
          </table:table-cell>
          <table:table-cell table:formula="of:=[.E29]*[.G29]" office:value-type="float" office:value="0.145468147748073" calcext:value-type="float">
            <text:p>0.145468147748073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265074" calcext:value-type="float">
            <text:p>265074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5.0721197" calcext:value-type="float">
            <text:p>5.0721197</text:p>
          </table:table-cell>
          <table:table-cell office:value-type="float" office:value="2.76921520931812" calcext:value-type="float">
            <text:p>2.76921520931812</text:p>
          </table:table-cell>
          <table:table-cell table:formula="of:=[.B30]/[.$B$57]" office:value-type="float" office:value="0.05858374761476" calcext:value-type="float">
            <text:p>0.05858374761476</text:p>
          </table:table-cell>
          <table:table-cell table:formula="of:=[.E30]*[.G30]" office:value-type="float" office:value="0.297143780376652" calcext:value-type="float">
            <text:p>0.297143780376652</text:p>
          </table:table-cell>
        </table:table-row>
        <table:table-row table:style-name="ro1">
          <table:table-cell office:value-type="string" calcext:value-type="string">
            <text:p>AtMost</text:p>
          </table:table-cell>
          <table:table-cell office:value-type="float" office:value="198910" calcext:value-type="float">
            <text:p>19891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.2514253" calcext:value-type="float">
            <text:p>5.2514253</text:p>
          </table:table-cell>
          <table:table-cell office:value-type="float" office:value="2.08653507888233" calcext:value-type="float">
            <text:p>2.08653507888233</text:p>
          </table:table-cell>
          <table:table-cell table:formula="of:=[.B31]/[.$B$57]" office:value-type="float" office:value="0.0439609061547037" calcext:value-type="float">
            <text:p>0.043960906154704</text:p>
          </table:table-cell>
          <table:table-cell table:formula="of:=[.E31]*[.G31]" office:value-type="float" office:value="0.230857414791737" calcext:value-type="float">
            <text:p>0.230857414791737</text:p>
          </table:table-cell>
        </table:table-row>
        <table:table-row table:style-name="ro1">
          <table:table-cell office:value-type="string" calcext:value-type="string">
            <text:p>FieldTrigger</text:p>
          </table:table-cell>
          <table:table-cell office:value-type="float" office:value="30170" calcext:value-type="float">
            <text:p>3017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.3764005" calcext:value-type="float">
            <text:p>5.3764005</text:p>
          </table:table-cell>
          <table:table-cell office:value-type="float" office:value="1.84329702987701" calcext:value-type="float">
            <text:p>1.84329702987701</text:p>
          </table:table-cell>
          <table:table-cell table:formula="of:=[.B32]/[.$B$57]" office:value-type="float" office:value="0.0066678424347062" calcext:value-type="float">
            <text:p>0.006667842434706</text:p>
          </table:table-cell>
          <table:table-cell table:formula="of:=[.E32]*[.G32]" office:value-type="float" office:value="0.0358489913998756" calcext:value-type="float">
            <text:p>0.035848991399876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118734" calcext:value-type="float">
            <text:p>118734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5.5986996" calcext:value-type="float">
            <text:p>5.5986996</text:p>
          </table:table-cell>
          <table:table-cell office:value-type="float" office:value="6.82408906216209" calcext:value-type="float">
            <text:p>6.82408906216209</text:p>
          </table:table-cell>
          <table:table-cell table:formula="of:=[.B33]/[.$B$57]" office:value-type="float" office:value="0.0262412861664702" calcext:value-type="float">
            <text:p>0.02624128616647</text:p>
          </table:table-cell>
          <table:table-cell table:formula="of:=[.E33]*[.G33]" office:value-type="float" office:value="0.146917078363702" calcext:value-type="float">
            <text:p>0.146917078363702</text:p>
          </table:table-cell>
        </table:table-row>
        <table:table-row table:style-name="ro1">
          <table:table-cell office:value-type="string" calcext:value-type="string">
            <text:p>Greater</text:p>
          </table:table-cell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.7854075" calcext:value-type="float">
            <text:p>5.7854075</text:p>
          </table:table-cell>
          <table:table-cell office:value-type="float" office:value="3.4245976455364" calcext:value-type="float">
            <text:p>3.4245976455364</text:p>
          </table:table-cell>
          <table:table-cell table:formula="of:=[.B34]/[.$B$57]" office:value-type="float" office:value="0.000154485311960876" calcext:value-type="float">
            <text:p>0.000154485311961</text:p>
          </table:table-cell>
          <table:table-cell table:formula="of:=[.E34]*[.G34]" office:value-type="float" office:value="0.000893760482458292" calcext:value-type="float">
            <text:p>0.000893760482458</text:p>
          </table:table-cell>
        </table:table-row>
        <table:table-row table:style-name="ro1">
          <table:table-cell office:value-type="string" calcext:value-type="string">
            <text:p>SeqDrop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.8</text:p>
          </table:table-cell>
          <table:table-cell office:value-type="float" office:value="2.94844596792844" calcext:value-type="float">
            <text:p>2.94844596792844</text:p>
          </table:table-cell>
          <table:table-cell table:formula="of:=[.B35]/[.$B$57]" office:value-type="float" office:value="0.00000331513544980421" calcext:value-type="float">
            <text:p>3.31513544980421E-06</text:p>
          </table:table-cell>
          <table:table-cell table:formula="of:=[.E35]*[.G35]" office:value-type="float" office:value="0.0000192277856088644" calcext:value-type="float">
            <text:p>1.92277856088644E-05</text:p>
          </table:table-cell>
        </table:table-row>
        <table:table-row table:style-name="ro1">
          <table:table-cell office:value-type="string" calcext:value-type="string">
            <text:p>Minus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.2236843" calcext:value-type="float">
            <text:p>6.2236843</text:p>
          </table:table-cell>
          <table:table-cell office:value-type="float" office:value="9.04316912237513" calcext:value-type="float">
            <text:p>9.04316912237513</text:p>
          </table:table-cell>
          <table:table-cell table:formula="of:=[.B36]/[.$B$57]" office:value-type="float" office:value="0.000016796686279008" calcext:value-type="float">
            <text:p>1.6796686279008E-05</text:p>
          </table:table-cell>
          <table:table-cell table:formula="of:=[.E36]*[.G36]" office:value-type="float" office:value="0.000104537272686687" calcext:value-type="float">
            <text:p>0.000104537272687</text:p>
          </table:table-cell>
        </table:table-row>
        <table:table-row table:style-name="ro1">
          <table:table-cell office:value-type="string" calcext:value-type="string">
            <text:p>PredicateLooku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.25" calcext:value-type="float">
            <text:p>6.25</text:p>
          </table:table-cell>
          <table:table-cell office:value-type="float" office:value="3.26917420765551" calcext:value-type="float">
            <text:p>3.26917420765551</text:p>
          </table:table-cell>
          <table:table-cell table:formula="of:=[.B37]/[.$B$57]" office:value-type="float" office:value="0.00000088403611994779" calcext:value-type="float">
            <text:p>8.84036119947789E-07</text:p>
          </table:table-cell>
          <table:table-cell table:formula="of:=[.E37]*[.G37]" office:value-type="float" office:value="0.00000552522574967368" calcext:value-type="float">
            <text:p>5.52522574967368E-06</text:p>
          </table:table-cell>
        </table:table-row>
        <table:table-row table:style-name="ro1">
          <table:table-cell office:value-type="string" calcext:value-type="string">
            <text:p>SortWrapper</text:p>
          </table:table-cell>
          <table:table-cell office:value-type="float" office:value="3614" calcext:value-type="float">
            <text:p>36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.5395684" calcext:value-type="float">
            <text:p>6.5395684</text:p>
          </table:table-cell>
          <table:table-cell office:value-type="float" office:value="3.36711796735233" calcext:value-type="float">
            <text:p>3.36711796735233</text:p>
          </table:table-cell>
          <table:table-cell table:formula="of:=[.B38]/[.$B$57]" office:value-type="float" office:value="0.000798726634372827" calcext:value-type="float">
            <text:p>0.000798726634373</text:p>
          </table:table-cell>
          <table:table-cell table:formula="of:=[.E38]*[.G38]" office:value-type="float" office:value="0.00522332745838289" calcext:value-type="float">
            <text:p>0.005223327458383</text:p>
          </table:table-cell>
        </table:table-row>
        <table:table-row table:style-name="ro1">
          <table:table-cell office:value-type="string" calcext:value-type="string">
            <text:p>SeqTak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.571429" calcext:value-type="float">
            <text:p>6.571429</text:p>
          </table:table-cell>
          <table:table-cell office:value-type="float" office:value="3.24509044433007" calcext:value-type="float">
            <text:p>3.24509044433007</text:p>
          </table:table-cell>
          <table:table-cell table:formula="of:=[.B39]/[.$B$57]" office:value-type="float" office:value="0.00000309412641981726" calcext:value-type="float">
            <text:p>3.09412641981726E-06</text:p>
          </table:table-cell>
          <table:table-cell table:formula="of:=[.E39]*[.G39]" office:value-type="float" office:value="0.0000203328320848533" calcext:value-type="float">
            <text:p>2.03328320848533E-05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40]/[.$B$57]" office:value-type="float" office:value="0.00000265210835984337" calcext:value-type="float">
            <text:p>2.65210835984337E-06</text:p>
          </table:table-cell>
          <table:table-cell table:formula="of:=[.E40]*[.G40]" office:value-type="float" office:value="0.0000185647585189036" calcext:value-type="float">
            <text:p>1.85647585189036E-05</text:p>
          </table:table-cell>
        </table:table-row>
        <table:table-row table:style-name="ro1">
          <table:table-cell office:value-type="string" calcext:value-type="string">
            <text:p>SeqAppend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.2272725" calcext:value-type="float">
            <text:p>7.2272725</text:p>
          </table:table-cell>
          <table:table-cell office:value-type="float" office:value="4.65082433633504" calcext:value-type="float">
            <text:p>4.65082433633504</text:p>
          </table:table-cell>
          <table:table-cell table:formula="of:=[.B41]/[.$B$57]" office:value-type="float" office:value="0.00000486219865971284" calcext:value-type="float">
            <text:p>4.86219865971284E-06</text:p>
          </table:table-cell>
          <table:table-cell table:formula="of:=[.E41]*[.G41]" office:value-type="float" office:value="0.0000351404346628795" calcext:value-type="float">
            <text:p>3.51404346628795E-05</text:p>
          </table:table-cell>
        </table:table-row>
        <table:table-row table:style-name="ro1">
          <table:table-cell office:value-type="string" calcext:value-type="string">
            <text:p>PermPlus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.4392524" calcext:value-type="float">
            <text:p>7.4392524</text:p>
          </table:table-cell>
          <table:table-cell office:value-type="float" office:value="5.23499715722999" calcext:value-type="float">
            <text:p>5.23499715722999</text:p>
          </table:table-cell>
          <table:table-cell table:formula="of:=[.B42]/[.$B$57]" office:value-type="float" office:value="0.0000236479662086034" calcext:value-type="float">
            <text:p>2.36479662086034E-05</text:p>
          </table:table-cell>
          <table:table-cell table:formula="of:=[.E42]*[.G42]" office:value-type="float" office:value="0.000175923189372471" calcext:value-type="float">
            <text:p>0.000175923189372</text:p>
          </table:table-cell>
        </table:table-row>
        <table:table-row table:style-name="ro1">
          <table:table-cell office:value-type="string" calcext:value-type="string">
            <text:p>PermMinus</text:p>
          </table:table-cell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8.818848" calcext:value-type="float">
            <text:p>8.818848</text:p>
          </table:table-cell>
          <table:table-cell office:value-type="float" office:value="5.78354050909238" calcext:value-type="float">
            <text:p>5.78354050909238</text:p>
          </table:table-cell>
          <table:table-cell table:formula="of:=[.B43]/[.$B$57]" office:value-type="float" office:value="0.000241562869775733" calcext:value-type="float">
            <text:p>0.000241562869776</text:p>
          </table:table-cell>
          <table:table-cell table:formula="of:=[.E43]*[.G43]" office:value-type="float" office:value="0.00213030623099599" calcext:value-type="float">
            <text:p>0.002130306230996</text:p>
          </table:table-cell>
        </table:table-row>
        <table:table-row table:style-name="ro1">
          <table:table-cell office:value-type="string" calcext:value-type="string">
            <text:p>BuiltinEquals</text:p>
          </table:table-cell>
          <table:table-cell office:value-type="float" office:value="1857827" calcext:value-type="float">
            <text:p>1857827</text:p>
          </table:table-cell>
          <table:table-cell office:value-type="float" office:value="3" calcext:value-type="float">
            <text:p>3</text:p>
          </table:table-cell>
          <table:table-cell office:value-type="float" office:value="378" calcext:value-type="float">
            <text:p>378</text:p>
          </table:table-cell>
          <table:table-cell office:value-type="float" office:value="9.652597" calcext:value-type="float">
            <text:p>9.652597</text:p>
          </table:table-cell>
          <table:table-cell office:value-type="float" office:value="7.80125680237058" calcext:value-type="float">
            <text:p>7.80125680237058</text:p>
          </table:table-cell>
          <table:table-cell table:formula="of:=[.B44]/[.$B$57]" office:value-type="float" office:value="0.41059654315356" calcext:value-type="float">
            <text:p>0.41059654315356</text:p>
          </table:table-cell>
          <table:table-cell table:formula="of:=[.E44]*[.G44]" office:value-type="float" office:value="3.96332296065443" calcext:value-type="float">
            <text:p>3.96332296065443</text:p>
          </table:table-cell>
        </table:table-row>
        <table:table-row table:style-name="ro1">
          <table:table-cell office:value-type="string" calcext:value-type="string">
            <text:p>PredicateTrigger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.714286" calcext:value-type="float">
            <text:p>9.714286</text:p>
          </table:table-cell>
          <table:table-cell office:value-type="float" office:value="0.968904298369139" calcext:value-type="float">
            <text:p>0.968904298369139</text:p>
          </table:table-cell>
          <table:table-cell table:formula="of:=[.B45]/[.$B$57]" office:value-type="float" office:value="0.0000108294424693604" calcext:value-type="float">
            <text:p>1.08294424693604E-05</text:p>
          </table:table-cell>
          <table:table-cell table:formula="of:=[.E45]*[.G45]" office:value-type="float" office:value="0.000105200301367913" calcext:value-type="float">
            <text:p>0.000105200301368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9.717105" calcext:value-type="float">
            <text:p>9.717105</text:p>
          </table:table-cell>
          <table:table-cell office:value-type="float" office:value="4.56389983140982" calcext:value-type="float">
            <text:p>4.56389983140982</text:p>
          </table:table-cell>
          <table:table-cell table:formula="of:=[.B46]/[.$B$57]" office:value-type="float" office:value="0.00016796686279008" calcext:value-type="float">
            <text:p>0.00016796686279</text:p>
          </table:table-cell>
          <table:table-cell table:formula="of:=[.E46]*[.G46]" office:value-type="float" office:value="0.0016321516422518" calcext:value-type="float">
            <text:p>0.001632151642252</text:p>
          </table:table-cell>
        </table:table-row>
        <table:table-row table:style-name="ro1">
          <table:table-cell office:value-type="string" calcext:value-type="string">
            <text:p>SeqUpdat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.9" calcext:value-type="float">
            <text:p>10.9</text:p>
          </table:table-cell>
          <table:table-cell office:value-type="float" office:value="4.63573056419045" calcext:value-type="float">
            <text:p>4.63573056419045</text:p>
          </table:table-cell>
          <table:table-cell table:formula="of:=[.B47]/[.$B$57]" office:value-type="float" office:value="0.00000221009029986947" calcext:value-type="float">
            <text:p>2.21009029986947E-06</text:p>
          </table:table-cell>
          <table:table-cell table:formula="of:=[.E47]*[.G47]" office:value-type="float" office:value="0.0000240899842685772" calcext:value-type="float">
            <text:p>2.40899842685772E-05</text:p>
          </table:table-cell>
        </table:table-row>
        <table:table-row table:style-name="ro1">
          <table:table-cell office:value-type="string" calcext:value-type="string">
            <text:p>Ite</text:p>
          </table:table-cell>
          <table:table-cell office:value-type="float" office:value="629" calcext:value-type="float">
            <text:p>62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1.531002" calcext:value-type="float">
            <text:p>11.531002</text:p>
          </table:table-cell>
          <table:table-cell office:value-type="float" office:value="4.19982235850727" calcext:value-type="float">
            <text:p>4.19982235850727</text:p>
          </table:table-cell>
          <table:table-cell table:formula="of:=[.B48]/[.$B$57]" office:value-type="float" office:value="0.00013901467986179" calcext:value-type="float">
            <text:p>0.000139014679862</text:p>
          </table:table-cell>
          <table:table-cell table:formula="of:=[.E48]*[.G48]" office:value-type="float" office:value="0.00160297855151566" calcext:value-type="float">
            <text:p>0.001602978551516</text:p>
          </table:table-cell>
        </table:table-row>
        <table:table-row table:style-name="ro1">
          <table:table-cell office:value-type="string" calcext:value-type="string">
            <text:p>Implies</text:p>
          </table:table-cell>
          <table:table-cell office:value-type="float" office:value="117369" calcext:value-type="float">
            <text:p>117369</text:p>
          </table:table-cell>
          <table:table-cell office:value-type="float" office:value="5" calcext:value-type="float">
            <text:p>5</text:p>
          </table:table-cell>
          <table:table-cell office:value-type="float" office:value="635" calcext:value-type="float">
            <text:p>635</text:p>
          </table:table-cell>
          <table:table-cell office:value-type="float" office:value="15.163365" calcext:value-type="float">
            <text:p>15.163365</text:p>
          </table:table-cell>
          <table:table-cell office:value-type="float" office:value="25.0951546053809" calcext:value-type="float">
            <text:p>25.0951546053809</text:p>
          </table:table-cell>
          <table:table-cell table:formula="of:=[.B49]/[.$B$57]" office:value-type="float" office:value="0.025939608840538" calcext:value-type="float">
            <text:p>0.025939608840538</text:p>
          </table:table-cell>
          <table:table-cell table:formula="of:=[.E49]*[.G49]" office:value-type="float" office:value="0.393331756806305" calcext:value-type="float">
            <text:p>0.393331756806305</text:p>
          </table:table-cell>
        </table:table-row>
        <table:table-row table:style-name="ro1">
          <table:table-cell office:value-type="string" calcext:value-type="string">
            <text:p>CustomEquals</text:p>
          </table:table-cell>
          <table:table-cell office:value-type="float" office:value="16389" calcext:value-type="float">
            <text:p>16389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15.219599" calcext:value-type="float">
            <text:p>15.219599</text:p>
          </table:table-cell>
          <table:table-cell office:value-type="float" office:value="16.1328720867544" calcext:value-type="float">
            <text:p>16.1328720867544</text:p>
          </table:table-cell>
          <table:table-cell table:formula="of:=[.B50]/[.$B$57]" office:value-type="float" office:value="0.00362211699245608" calcext:value-type="float">
            <text:p>0.003622116992456</text:p>
          </table:table-cell>
          <table:table-cell table:formula="of:=[.E50]*[.G50]" office:value-type="float" office:value="0.0551271681562675" calcext:value-type="float">
            <text:p>0.055127168156268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6265" calcext:value-type="float">
            <text:p>26265</text:p>
          </table:table-cell>
          <table:table-cell office:value-type="float" office:value="3" calcext:value-type="float">
            <text:p>3</text:p>
          </table:table-cell>
          <table:table-cell office:value-type="float" office:value="407" calcext:value-type="float">
            <text:p>407</text:p>
          </table:table-cell>
          <table:table-cell office:value-type="float" office:value="15.451475" calcext:value-type="float">
            <text:p>15.451475</text:p>
          </table:table-cell>
          <table:table-cell office:value-type="float" office:value="19.7414733250325" calcext:value-type="float">
            <text:p>19.7414733250325</text:p>
          </table:table-cell>
          <table:table-cell table:formula="of:=[.B51]/[.$B$57]" office:value-type="float" office:value="0.00580480217260717" calcext:value-type="float">
            <text:p>0.005804802172607</text:p>
          </table:table-cell>
          <table:table-cell table:formula="of:=[.E51]*[.G51]" office:value-type="float" office:value="0.0896927556499854" calcext:value-type="float">
            <text:p>0.089692755649985</text:p>
          </table:table-cell>
        </table:table-row>
        <table:table-row table:style-name="ro1">
          <table:table-cell office:value-type="string" calcext:value-type="string">
            <text:p>PermMin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5.770732" calcext:value-type="float">
            <text:p>15.770732</text:p>
          </table:table-cell>
          <table:table-cell office:value-type="float" office:value="4.80255228374563" calcext:value-type="float">
            <text:p>4.80255228374563</text:p>
          </table:table-cell>
          <table:table-cell table:formula="of:=[.B52]/[.$B$57]" office:value-type="float" office:value="0.0000453068511473242" calcext:value-type="float">
            <text:p>4.53068511473242E-05</text:p>
          </table:table-cell>
          <table:table-cell table:formula="of:=[.E52]*[.G52]" office:value-type="float" office:value="0.000714522207208342" calcext:value-type="float">
            <text:p>0.000714522207208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066" calcext:value-type="float">
            <text:p>3066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8.806263" calcext:value-type="float">
            <text:p>18.806263</text:p>
          </table:table-cell>
          <table:table-cell office:value-type="float" office:value="12.2772673150262" calcext:value-type="float">
            <text:p>12.2772673150262</text:p>
          </table:table-cell>
          <table:table-cell table:formula="of:=[.B53]/[.$B$57]" office:value-type="float" office:value="0.00067761368593998" calcext:value-type="float">
            <text:p>0.00067761368594</text:p>
          </table:table-cell>
          <table:table-cell table:formula="of:=[.E53]*[.G53]" office:value-type="float" office:value="0.0127433811901867" calcext:value-type="float">
            <text:p>0.012743381190187</text:p>
          </table:table-cell>
        </table:table-row>
        <table:table-row table:style-name="ro1">
          <table:table-cell office:value-type="string" calcext:value-type="string">
            <text:p>Iff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0.235294" calcext:value-type="float">
            <text:p>20.235294</text:p>
          </table:table-cell>
          <table:table-cell office:value-type="float" office:value="6.3757760566622" calcext:value-type="float">
            <text:p>6.3757760566622</text:p>
          </table:table-cell>
          <table:table-cell table:formula="of:=[.B54]/[.$B$57]" office:value-type="float" office:value="0.0000037571535097781" calcext:value-type="float">
            <text:p>3.7571535097781E-06</text:p>
          </table:table-cell>
          <table:table-cell table:formula="of:=[.E54]*[.G54]" office:value-type="float" office:value="0.0000760271058734918" calcext:value-type="float">
            <text:p>7.60271058734918E-05</text:p>
          </table:table-cell>
        </table:table-row>
        <table:table-row table:style-name="ro1">
          <table:table-cell office:value-type="string" calcext:value-type="string">
            <text:p>Quantification</text:p>
          </table:table-cell>
          <table:table-cell office:value-type="float" office:value="1486715" calcext:value-type="float">
            <text:p>1486715</text:p>
          </table:table-cell>
          <table:table-cell office:value-type="float" office:value="6" calcext:value-type="float">
            <text:p>6</text:p>
          </table:table-cell>
          <table:table-cell office:value-type="float" office:value="467" calcext:value-type="float">
            <text:p>467</text:p>
          </table:table-cell>
          <table:table-cell office:value-type="float" office:value="24.25522" calcext:value-type="float">
            <text:p>24.25522</text:p>
          </table:table-cell>
          <table:table-cell office:value-type="float" office:value="18.5755803424441" calcext:value-type="float">
            <text:p>18.5755803424441</text:p>
          </table:table-cell>
          <table:table-cell table:formula="of:=[.B55]/[.$B$57]" office:value-type="float" office:value="0.328577440017044" calcext:value-type="float">
            <text:p>0.328577440017044</text:p>
          </table:table-cell>
          <table:table-cell table:formula="of:=[.E55]*[.G55]" office:value-type="float" office:value="7.96971809465021" calcext:value-type="float">
            <text:p>7.96971809465021</text:p>
          </table:table-cell>
        </table:table-row>
        <table:table-row table:style-name="ro1">
          <table:table-cell office:value-type="string" calcext:value-type="string">
            <text:p>Let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2.833332" calcext:value-type="float">
            <text:p>32.833332</text:p>
          </table:table-cell>
          <table:table-cell office:value-type="float" office:value="4.84481406060752" calcext:value-type="float">
            <text:p>4.84481406060752</text:p>
          </table:table-cell>
          <table:table-cell table:formula="of:=[.B56]/[.$B$57]" office:value-type="float" office:value="0.00000265210835984337" calcext:value-type="float">
            <text:p>2.65210835984337E-06</text:p>
          </table:table-cell>
          <table:table-cell table:formula="of:=[.E56]*[.G56]" office:value-type="float" office:value="0.0000870775542787127" calcext:value-type="float">
            <text:p>8.70775542787127E-05</text:p>
          </table:table-cell>
        </table:table-row>
        <table:table-row table:style-name="ro1">
          <table:table-cell/>
          <table:table-cell table:formula="of:=SUM([.B1:.B56])" office:value-type="float" office:value="4524702" calcext:value-type="float">
            <text:p>4524702</text:p>
          </table:table-cell>
          <table:table-cell table:number-columns-repeated="4"/>
          <table:table-cell table:formula="of:=SUM([.G1:.G56])" office:value-type="float" office:value="1" calcext:value-type="float">
            <text:p>1</text:p>
          </table:table-cell>
          <table:table-cell table:formula="of:=SUM([.H1:.H56])" office:value-type="float" office:value="13.517146494514" calcext:value-type="float">
            <text:p>13.51714649451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Number of Tests</text:p>
          </table:table-cell>
          <table:table-cell office:value-type="float" office:value="344" calcext:value-type="float">
            <text:p>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ality Checks per Test</text:p>
          </table:table-cell>
          <table:table-cell table:formula="of:=[.B57]/[.B61]" office:value-type="float" office:value="13153.2034883721" calcext:value-type="float">
            <text:p>13153.203488372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node-count'.A1:'node-count'.AMJ5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9T09:42:39.686380009</dc:date>
    <meta:editing-duration>PT48M48S</meta:editing-duration>
    <meta:editing-cycles>2</meta:editing-cycles>
    <meta:generator>LibreOffice/7.0.6.2$Linux_X86_64 LibreOffice_project/00$Build-2</meta:generator>
    <meta:document-statistic meta:table-count="1" meta:cell-count="4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83cm" svg:height="11.768cm" xlink:href=".." xlink:type="simple" chart:class="chart:bar" chart:style-name="ch1">
        <chart:plot-area chart:style-name="ch2" table:cell-range-address="'node-count'.A1:'node-count'.A56 'node-count'.E1:'node-count'.E56" chart:data-source-has-labels="column" svg:x="1.394cm" svg:y="0.235cm" svg:width="17.406cm" svg:height="11.298cm">
          <chart:coordinate-region svg:x="2.015cm" svg:y="0.235cm" svg:width="16.785cm" svg:height="8.754cm"/>
          <chart:axis chart:dimension="x" chart:name="primary-x" chart:style-name="ch3" chartooo:axis-type="auto">
            <chartooo:date-scale/>
            <chart:categories table:cell-range-address="'node-count'.A1:'node-count'.A56"/>
          </chart:axis>
          <chart:axis chart:dimension="y" chart:name="primary-y" chart:style-name="ch4">
            <chart:title svg:x="0.451cm" svg:y="8.825cm" chart:style-name="ch5">
              <text:p>Average Number of contained Subterms</text:p>
            </chart:title>
            <chart:grid chart:style-name="ch6" chart:class="major"/>
          </chart:axis>
          <chart:series chart:style-name="ch7" chart:values-cell-range-address="'node-count'.E1:'node-count'.E56" chart:class="chart:bar">
            <chart:data-point chart:repeated="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Var</text:p>
                <draw:g>
                  <svg:desc>'node-count'.A1:'node-count'.A56</svg:desc>
                </draw:g>
              </table:table-cell>
              <table:table-cell office:value-type="float" office:value="1">
                <text:p>1</text:p>
                <draw:g>
                  <svg:desc>'node-count'.E1:'node-count'.E56</svg:desc>
                </draw:g>
              </table:table-cell>
            </table:table-row>
            <table:table-row>
              <table:table-cell office:value-type="string">
                <text:p>FullPer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Liter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actionPermLiter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Per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qNi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tCardinalit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tSubse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ultisetCoun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ultisetSubse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ermLooku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sReadPermVa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imes</text:p>
              </table:table-cell>
              <table:table-cell office:value-type="float" office:value="3.4358974">
                <text:p>3.4358974</text:p>
              </table:table-cell>
            </table:table-row>
            <table:table-row>
              <table:table-cell office:value-type="string">
                <text:p>First</text:p>
              </table:table-cell>
              <table:table-cell office:value-type="float" office:value="3.5164382">
                <text:p>3.5164382</text:p>
              </table:table-cell>
            </table:table-row>
            <table:table-row>
              <table:table-cell office:value-type="string">
                <text:p>PermLess</text:p>
              </table:table-cell>
              <table:table-cell office:value-type="float" office:value="3.5708988">
                <text:p>3.5708988</text:p>
              </table:table-cell>
            </table:table-row>
            <table:table-row>
              <table:table-cell office:value-type="string">
                <text:p>SeqIn</text:p>
              </table:table-cell>
              <table:table-cell office:value-type="float" office:value="3.965035">
                <text:p>3.965035</text:p>
              </table:table-cell>
            </table:table-row>
            <table:table-row>
              <table:table-cell office:value-type="string">
                <text:p>SeqAt</text:p>
              </table:table-cell>
              <table:table-cell office:value-type="float" office:value="3.9816272">
                <text:p>3.9816272</text:p>
              </table:table-cell>
            </table:table-row>
            <table:table-row>
              <table:table-cell office:value-type="string">
                <text:p>PermIntDi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ractionPer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cond</text:p>
              </table:table-cell>
              <table:table-cell office:value-type="float" office:value="4.06392">
                <text:p>4.06392</text:p>
              </table:table-cell>
            </table:table-row>
            <table:table-row>
              <table:table-cell office:value-type="string">
                <text:p>SeqLength</text:p>
              </table:table-cell>
              <table:table-cell office:value-type="float" office:value="4.0911984">
                <text:p>4.0911984</text:p>
              </table:table-cell>
            </table:table-row>
            <table:table-row>
              <table:table-cell office:value-type="string">
                <text:p>Lookup</text:p>
              </table:table-cell>
              <table:table-cell office:value-type="float" office:value="4.1200686">
                <text:p>4.1200686</text:p>
              </table:table-cell>
            </table:table-row>
            <table:table-row>
              <table:table-cell office:value-type="string">
                <text:p>SetIn</text:p>
              </table:table-cell>
              <table:table-cell office:value-type="float" office:value="4.1245136">
                <text:p>4.1245136</text:p>
              </table:table-cell>
            </table:table-row>
            <table:table-row>
              <table:table-cell office:value-type="string">
                <text:p>AtLeast</text:p>
              </table:table-cell>
              <table:table-cell office:value-type="float" office:value="4.1723075">
                <text:p>4.1723075</text:p>
              </table:table-cell>
            </table:table-row>
            <table:table-row>
              <table:table-cell office:value-type="string">
                <text:p>Less</text:p>
              </table:table-cell>
              <table:table-cell office:value-type="float" office:value="4.2515616">
                <text:p>4.2515616</text:p>
              </table:table-cell>
            </table:table-row>
            <table:table-row>
              <table:table-cell office:value-type="string">
                <text:p>SeqSingleton</text:p>
              </table:table-cell>
              <table:table-cell office:value-type="float" office:value="4.6666665">
                <text:p>4.6666665</text:p>
              </table:table-cell>
            </table:table-row>
            <table:table-row>
              <table:table-cell office:value-type="string">
                <text:p>Combine</text:p>
              </table:table-cell>
              <table:table-cell office:value-type="float" office:value="4.852459">
                <text:p>4.852459</text:p>
              </table:table-cell>
            </table:table-row>
            <table:table-row>
              <table:table-cell office:value-type="string">
                <text:p>PermAtMost</text:p>
              </table:table-cell>
              <table:table-cell office:value-type="float" office:value="4.856812">
                <text:p>4.856812</text:p>
              </table:table-cell>
            </table:table-row>
            <table:table-row>
              <table:table-cell office:value-type="string">
                <text:p>Not</text:p>
              </table:table-cell>
              <table:table-cell office:value-type="float" office:value="5.0721197">
                <text:p>5.0721197</text:p>
              </table:table-cell>
            </table:table-row>
            <table:table-row>
              <table:table-cell office:value-type="string">
                <text:p>AtMost</text:p>
              </table:table-cell>
              <table:table-cell office:value-type="float" office:value="5.2514253">
                <text:p>5.2514253</text:p>
              </table:table-cell>
            </table:table-row>
            <table:table-row>
              <table:table-cell office:value-type="string">
                <text:p>FieldTrigger</text:p>
              </table:table-cell>
              <table:table-cell office:value-type="float" office:value="5.3764005">
                <text:p>5.3764005</text:p>
              </table:table-cell>
            </table:table-row>
            <table:table-row>
              <table:table-cell office:value-type="string">
                <text:p>App</text:p>
              </table:table-cell>
              <table:table-cell office:value-type="float" office:value="5.5986996">
                <text:p>5.5986996</text:p>
              </table:table-cell>
            </table:table-row>
            <table:table-row>
              <table:table-cell office:value-type="string">
                <text:p>Greater</text:p>
              </table:table-cell>
              <table:table-cell office:value-type="float" office:value="5.7854075">
                <text:p>5.7854075</text:p>
              </table:table-cell>
            </table:table-row>
            <table:table-row>
              <table:table-cell office:value-type="string">
                <text:p>SeqDrop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Minus</text:p>
              </table:table-cell>
              <table:table-cell office:value-type="float" office:value="6.2236843">
                <text:p>6.2236843</text:p>
              </table:table-cell>
            </table:table-row>
            <table:table-row>
              <table:table-cell office:value-type="string">
                <text:p>PredicateLookup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SortWrapper</text:p>
              </table:table-cell>
              <table:table-cell office:value-type="float" office:value="6.5395684">
                <text:p>6.5395684</text:p>
              </table:table-cell>
            </table:table-row>
            <table:table-row>
              <table:table-cell office:value-type="string">
                <text:p>SeqTake</text:p>
              </table:table-cell>
              <table:table-cell office:value-type="float" office:value="6.571429">
                <text:p>6.571429</text:p>
              </table:table-cell>
            </table:table-row>
            <table:table-row>
              <table:table-cell office:value-type="string">
                <text:p>Di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eqAppend</text:p>
              </table:table-cell>
              <table:table-cell office:value-type="float" office:value="7.2272725">
                <text:p>7.2272725</text:p>
              </table:table-cell>
            </table:table-row>
            <table:table-row>
              <table:table-cell office:value-type="string">
                <text:p>PermPlus</text:p>
              </table:table-cell>
              <table:table-cell office:value-type="float" office:value="7.4392524">
                <text:p>7.4392524</text:p>
              </table:table-cell>
            </table:table-row>
            <table:table-row>
              <table:table-cell office:value-type="string">
                <text:p>PermMinus</text:p>
              </table:table-cell>
              <table:table-cell office:value-type="float" office:value="8.818848">
                <text:p>8.818848</text:p>
              </table:table-cell>
            </table:table-row>
            <table:table-row>
              <table:table-cell office:value-type="string">
                <text:p>BuiltinEquals</text:p>
              </table:table-cell>
              <table:table-cell office:value-type="float" office:value="9.652597">
                <text:p>9.652597</text:p>
              </table:table-cell>
            </table:table-row>
            <table:table-row>
              <table:table-cell office:value-type="string">
                <text:p>PredicateTrigger</text:p>
              </table:table-cell>
              <table:table-cell office:value-type="float" office:value="9.714286">
                <text:p>9.714286</text:p>
              </table:table-cell>
            </table:table-row>
            <table:table-row>
              <table:table-cell office:value-type="string">
                <text:p>Plus</text:p>
              </table:table-cell>
              <table:table-cell office:value-type="float" office:value="9.717105">
                <text:p>9.717105</text:p>
              </table:table-cell>
            </table:table-row>
            <table:table-row>
              <table:table-cell office:value-type="string">
                <text:p>SeqUpdate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Ite</text:p>
              </table:table-cell>
              <table:table-cell office:value-type="float" office:value="11.531002">
                <text:p>11.531002</text:p>
              </table:table-cell>
            </table:table-row>
            <table:table-row>
              <table:table-cell office:value-type="string">
                <text:p>Implies</text:p>
              </table:table-cell>
              <table:table-cell office:value-type="float" office:value="15.163365">
                <text:p>15.163365</text:p>
              </table:table-cell>
            </table:table-row>
            <table:table-row>
              <table:table-cell office:value-type="string">
                <text:p>CustomEquals</text:p>
              </table:table-cell>
              <table:table-cell office:value-type="float" office:value="15.219599">
                <text:p>15.219599</text:p>
              </table:table-cell>
            </table:table-row>
            <table:table-row>
              <table:table-cell office:value-type="string">
                <text:p>And</text:p>
              </table:table-cell>
              <table:table-cell office:value-type="float" office:value="15.451475">
                <text:p>15.451475</text:p>
              </table:table-cell>
            </table:table-row>
            <table:table-row>
              <table:table-cell office:value-type="string">
                <text:p>PermMin</text:p>
              </table:table-cell>
              <table:table-cell office:value-type="float" office:value="15.770732">
                <text:p>15.770732</text:p>
              </table:table-cell>
            </table:table-row>
            <table:table-row>
              <table:table-cell office:value-type="string">
                <text:p>Or</text:p>
              </table:table-cell>
              <table:table-cell office:value-type="float" office:value="18.806263">
                <text:p>18.806263</text:p>
              </table:table-cell>
            </table:table-row>
            <table:table-row>
              <table:table-cell office:value-type="string">
                <text:p>Iff</text:p>
              </table:table-cell>
              <table:table-cell office:value-type="float" office:value="20.235294">
                <text:p>20.235294</text:p>
              </table:table-cell>
            </table:table-row>
            <table:table-row>
              <table:table-cell office:value-type="string">
                <text:p>Quantification</text:p>
              </table:table-cell>
              <table:table-cell office:value-type="float" office:value="24.25522">
                <text:p>24.25522</text:p>
              </table:table-cell>
            </table:table-row>
            <table:table-row>
              <table:table-cell office:value-type="string">
                <text:p>Let</text:p>
              </table:table-cell>
              <table:table-cell office:value-type="float" office:value="32.833332">
                <text:p>32.833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